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811in"/>
    </style:style>
    <style:style style:name="co4" style:family="table-column">
      <style:table-column-properties fo:break-before="auto" style:column-width="1.7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3"/>
    <style:style style:name="ce3" style:family="table-cell" style:parent-style-name="Default" style:data-style-name="N4"/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LTC7003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sns</text:p>
          </table:table-cell>
          <table:table-cell table:formula="of:=[.B1]/[.B2]" office:value-type="float" office:value="1" calcext:value-type="float">
            <text:p>1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Rsns Dissipation</text:p>
          </table:table-cell>
          <table:table-cell table:formula="of:=[.B2]^2*[.B3]" office:value-type="float" office:value="400" calcext:value-type="float">
            <text:p>400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office:value-type="string" calcext:value-type="string">
            <text:p>Rds On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mOhm</text:p>
          </table:table-cell>
        </table:table-row>
        <table:table-row table:style-name="ro1">
          <table:table-cell office:value-type="string" calcext:value-type="string">
            <text:p>Ploss</text:p>
          </table:table-cell>
          <table:table-cell table:formula="of:=[.B2]^2*[.B5]" office:value-type="float" office:value="460" calcext:value-type="float">
            <text:p>460</text:p>
          </table:table-cell>
          <table:table-cell office:value-type="string" calcext:value-type="string">
            <text:p>mW</text:p>
          </table:table-cell>
        </table:table-row>
      </table:table>
      <table:table table:name="Sheet1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9" office:value-type="string" calcext:value-type="string" table:number-columns-spanned="4" table:number-rows-spanned="1">
            <text:p>VOM1271 Calculation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supply (micro amp)</text:p>
          </table:table-cell>
          <table:table-cell office:value-type="float" office:value="47" calcext:value-type="float">
            <text:p>47</text:p>
          </table:table-cell>
          <table:table-cell table:formula="of:=[.B2]/1000000" office:value-type="float" office:value="0.000047" calcext:value-type="float">
            <text:p>0.000047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total gate charge (nC)</text:p>
          </table:table-cell>
          <table:table-cell office:value-type="float" office:value="5" calcext:value-type="float">
            <text:p>5</text:p>
          </table:table-cell>
          <table:table-cell table:formula="of:=[.B3]/1000000000" office:value-type="float" office:value="0.000000005" calcext:value-type="float">
            <text:p>0.000000005</text:p>
          </table:table-cell>
          <table:table-cell office:value-type="string" calcext:value-type="string">
            <text:p>coloumbs</text:p>
          </table:table-cell>
          <table:table-cell/>
        </table:table-row>
        <table:table-row table:style-name="ro1">
          <table:table-cell office:value-type="string" calcext:value-type="string">
            <text:p>time to charge/discharge</text:p>
          </table:table-cell>
          <table:table-cell/>
          <table:table-cell table:formula="of:=[.C3]/[.C2]" office:value-type="float" office:value="0.000106382978723404" calcext:value-type="float">
            <text:p>0.000106382978723404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table:number-columns-repeated="2"/>
          <table:table-cell table:formula="of:=[.C4]*1000000" office:value-type="float" office:value="106.382978723404" calcext:value-type="float">
            <text:p>106.382978723404</text:p>
          </table:table-cell>
          <table:table-cell office:value-type="string" calcext:value-type="string">
            <text:p>microseconds</text:p>
          </table:table-cell>
          <table:table-cell/>
        </table:table-row>
        <table:table-row table:style-name="ro1">
          <table:table-cell office:value-type="string" calcext:value-type="string">
            <text:p>turn on (from datasheet)(us)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(from datasheet)(us)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C5]+[.B6]+[.B7]" office:value-type="float" office:value="224.382978723404" calcext:value-type="float">
            <text:p>224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8])*1000000" office:value-type="float" office:value="44.5666603451546" calcext:value-type="float">
            <text:p>44.5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 table:number-columns-spanned="4" table:number-rows-spanned="1">
            <text:p>8 Channel MOSFET Rev B (measured)</text:p>
          </table:table-cell>
          <table:covered-table-cell table:number-columns-repeated="3"/>
          <table:table-cell table:style-name="ce10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2:.B13])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14])*1000000" office:value-type="float" office:value="3.33333333333333" calcext:value-type="float">
            <text:p>3.33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0" office:value-type="string" calcext:value-type="string">
            <text:p>With Totem Circu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on time (us)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n off time (us)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(us)</text:p>
          </table:table-cell>
          <table:table-cell table:formula="of:=SUM([.B18:.B19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100*[.B20])*1000000" office:value-type="float" office:value="1666.66666666667" calcext:value-type="float">
            <text:p>1,666.67</text:p>
          </table:table-cell>
          <table:table-cell office:value-type="string" calcext:value-type="string">
            <text:p>hz</text:p>
          </table:table-cell>
          <table:table-cell table:number-columns-repeated="2"/>
        </table:table-row>
      </table:table>
      <table:table table:name="MIC5014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urn 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urn 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total time</text:p>
          </table:table-cell>
          <table:table-cell table:style-name="ce11" table:formula="of:=[.B1]+[.B2]" office:value-type="float" office:value="20" calcext:value-type="float">
            <text:p>20</text:p>
          </table:table-cell>
          <table:table-cell office:value-type="string" calcext:value-type="string">
            <text:p>usec</text:p>
          </table:table-cell>
        </table:table-row>
        <table:table-row table:style-name="ro1">
          <table:table-cell office:value-type="string" calcext:value-type="string">
            <text:p>hertz</text:p>
          </table:table-cell>
          <table:table-cell table:style-name="ce12" table:formula="of:=1/([.B3])*1000000" office:value-type="float" office:value="50000" calcext:value-type="float">
            <text:p>50,000.00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09">00/00/0000</text:date>, <text:time style:data-style-name="N2" text:time-value="07:29:18.81032236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28T16:47:31.367590077</meta:creation-date>
    <dc:date>2025-09-09T07:29:53.643604778</dc:date>
    <meta:editing-duration>P3DT20H13M34S</meta:editing-duration>
    <meta:editing-cycles>13</meta:editing-cycles>
    <meta:generator>LibreOffice/7.2.2.2$MacOSX_X86_64 LibreOffice_project/02b2acce88a210515b4a5bb2e46cbfb63fe97d56</meta:generator>
    <meta:document-statistic meta:table-count="3" meta:cell-count="74" meta:object-count="0"/>
  </office:meta>
</office:document-meta>
</file>